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3橋和站發車時刻</text:p>
      <text:p text:style-name="P2">1月台往新北產業園區站平常日</text:p>
      <text:p text:style-name="P3">6時0、8、15、24、30、35、40、47、53、57分</text:p>
      <text:p text:style-name="P4">7時1、6、11、16、20、25、30、34、39、44、50、55分</text:p>
      <text:p text:style-name="P5">8時0、5、9、14、19、24、28、33、38、43、48、53、58分</text:p>
      <text:p text:style-name="P6">9時3、8、15、23、30、39、47、56分</text:p>
      <text:p text:style-name="P7">10時3、8、15、23、30、38、45、53分</text:p>
      <text:p text:style-name="P8">11時2、9、17、24、32、39、47、54分</text:p>
      <text:p text:style-name="P9">12時2、9、17、24、32、39、47、54分</text:p>
      <text:p text:style-name="P10">13時2、9、17、24、32、39、47、54分</text:p>
      <text:p text:style-name="P11">14時2、9、17、24、32、39、47、54分</text:p>
      <text:p text:style-name="P12">15時2、9、17、24、32、39、47、54分</text:p>
      <text:p text:style-name="P13">16時2、9、17、24、32、37、43、48、52、57分</text:p>
      <text:p text:style-name="P14">17時2、8、12、16、20、26、31、36、40、46、51、56分</text:p>
      <text:p text:style-name="P15">18時0、5、10、15、19、24、28、33、38、43、49、54、59分</text:p>
      <text:p text:style-name="P16">19時4、8、13、17、23、27、32、37、45、54分</text:p>
      <text:p text:style-name="P17">20時5、15、24、34、44、53分</text:p>
      <text:p text:style-name="P18">21時3、13、23、33、43、53分</text:p>
      <text:p text:style-name="P19">22時4、14、24、34、44、52分</text:p>
      <text:p text:style-name="P20">23時2、12、19、27、40、51分</text:p>
      <text:p text:style-name="P21">24時4、15分</text:p>
      <text:p text:style-name="P22"/>
      <text:p text:style-name="P23">1月台往新北產業園區站週六、週日及國定假日</text:p>
      <text:p text:style-name="P24">6時0、8、15、24、32、41、49、56分</text:p>
      <text:p text:style-name="P25">7時4、13、23、33、44、54分</text:p>
      <text:p text:style-name="P26">8時4、14、25、34、44、54分</text:p>
      <text:p text:style-name="P27">9時4、14、23、32、40、48、54分</text:p>
      <text:p text:style-name="P28">10時2、9、17、24、32、39、47、54分</text:p>
      <text:p text:style-name="P29">11時2、9、17、24、32、39、47、54分</text:p>
      <text:p text:style-name="P30">12時2、9、17、24、32、39、47、54分</text:p>
      <text:p text:style-name="P31">13時2、9、17、24、32、39、47、54分</text:p>
      <text:p text:style-name="P32">14時2、9、17、24、32、39、47、54分</text:p>
      <text:p text:style-name="P33">15時2、9、17、24、32、39、47、54分</text:p>
      <text:p text:style-name="P34">16時2、9、17、24、32、39、47、54分</text:p>
      <text:p text:style-name="P35">17時2、9、17、24、32、39、47、55分</text:p>
      <text:p text:style-name="P36">18時3、14、24、33、44、54分</text:p>
      <text:p text:style-name="P37">19時5、15、24、34、44、54分</text:p>
      <text:p text:style-name="P38">20時4、14、24、34、44、54分</text:p>
      <text:soft-page-break/>
      <text:p text:style-name="P39">21時4、14、24、34、44、54分</text:p>
      <text:p text:style-name="P40">22時4、14、24、34、44、54分</text:p>
      <text:p text:style-name="P41">23時3、12、19、27、40、51分</text:p>
      <text:p text:style-name="P42">24時4、15分</text:p>
      <text:p text:style-name="P43"/>
      <text:p text:style-name="P44">2月台往大坪林站平常日</text:p>
      <text:p text:style-name="P45">6時1、10、18、23、31、38、45、52分</text:p>
      <text:p text:style-name="P46">7時1、6、11、17、22、27、32、37、42、46、51、56分</text:p>
      <text:p text:style-name="P47">8時0、5、10、15、20、26、31、35、40、45、50、54、59分</text:p>
      <text:p text:style-name="P48">9時2、9、13、18、23、28、34、39、46、53分</text:p>
      <text:p text:style-name="P49">10時1、8、16、25、33、38、46、53分</text:p>
      <text:p text:style-name="P50">11時1、8、16、23、31、38、46、53分</text:p>
      <text:p text:style-name="P51">12時1、8、16、23、31、38、46、53分</text:p>
      <text:p text:style-name="P52">13時1、8、16、23、31、38、46、53分</text:p>
      <text:p text:style-name="P53">14時1、8、16、23、31、38、46、53分</text:p>
      <text:p text:style-name="P54">15時1、8、16、23、31、38、46、53分</text:p>
      <text:p text:style-name="P55">16時1、8、16、24、31、39、46、53分</text:p>
      <text:p text:style-name="P56">17時0、8、13、18、23、28、33、37、42、47、51、56分</text:p>
      <text:p text:style-name="P57">18時1、6、10、15、22、26、31、36、41、45、50、54、59分</text:p>
      <text:p text:style-name="P58">19時4、9、13、18、25、29、34、39、44、48、53、58分</text:p>
      <text:p text:style-name="P59">20時2、9、19、28、38、48、58分</text:p>
      <text:p text:style-name="P60">21時8、18、28、38、48、58分</text:p>
      <text:p text:style-name="P61">22時8、18、28、38、46、55分</text:p>
      <text:p text:style-name="P62">23時5、15、25、33、41、49、57分</text:p>
      <text:p text:style-name="P63">24時6、18分</text:p>
      <text:p text:style-name="P64"/>
      <text:p text:style-name="P65">2月台往大坪林站週六、週日及國定假日</text:p>
      <text:p text:style-name="P66">6時1、10、18、23、30、39、47、56分</text:p>
      <text:p text:style-name="P67">7時6、16、26、37、47、57分</text:p>
      <text:p text:style-name="P68">8時8、18、28、38、48、58分</text:p>
      <text:p text:style-name="P69">9時8、18、28、37、46、54分</text:p>
      <text:p text:style-name="P70">10時1、9、16、24、31、39、46、54分</text:p>
      <text:p text:style-name="P71">11時1、9、16、24、31、39、46、54分</text:p>
      <text:p text:style-name="P72">12時1、9、16、24、31、39、46、54分</text:p>
      <text:p text:style-name="P73">13時1、9、16、24、31、39、46、54分</text:p>
      <text:p text:style-name="P74">14時1、9、16、24、31、39、46、54分</text:p>
      <text:p text:style-name="P75">15時1、9、16、24、31、39、46、54分</text:p>
      <text:p text:style-name="P76">16時1、9、16、24、31、39、46、54分</text:p>
      <text:soft-page-break/>
      <text:p text:style-name="P77">17時1、9、16、24、31、40、47、53分</text:p>
      <text:p text:style-name="P78">18時1、8、18、28、38、48、58分</text:p>
      <text:p text:style-name="P79">19時8、18、28、38、48、58分</text:p>
      <text:p text:style-name="P80">20時8、18、28、38、48、58分</text:p>
      <text:p text:style-name="P81">21時8、18、28、38、48、58分</text:p>
      <text:p text:style-name="P82">22時8、18、28、37、46、55分</text:p>
      <text:p text:style-name="P83">23時5、15、25、33、41、49、57分</text:p>
      <text:p text:style-name="內文"><text:span text:style-name="T84">24</text:span><text:span text:style-name="T85">時</text:span><text:span text:style-name="T86">6</text:span><text:span text:style-name="T87">、</text:span><text:span text:style-name="T88">18</text:span><text:span text:style-name="T89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3:20:00Z</meta:creation-date>
    <dc:date>2025-07-28T03:27:00Z</dc:date>
    <meta:template xlink:href="Normal.dotm" xlink:type="simple"/>
    <meta:editing-cycles>4</meta:editing-cycles>
    <meta:editing-duration>PT420S</meta:editing-duration>
    <meta:document-statistic meta:page-count="3" meta:paragraph-count="4" meta:word-count="299" meta:character-count="2001" meta:row-count="14" meta:non-whitespace-character-count="1706"/>
  </office:meta>
</office:document-meta>
</file>